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in"/>
    </style:style>
    <style:style style:name="co3" style:family="table-column">
      <style:table-column-properties fo:break-before="auto" style:column-width="1.3472in"/>
    </style:style>
    <style:style style:name="co4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91in" svg:height="4.6815in" svg:x="3.0118in" svg:y="9.8256in">
            <draw:object draw:notify-on-update-of-ranges="Sheet1.B28:Sheet1.B29 Sheet1.B30:Sheet1.B50 Sheet1.D28:Sheet1.D29 Sheet1.D30:Sheet1.D50 Sheet1.F28:Sheet1.F29 Sheet1.F30:Sheet1.F50 Sheet1.H28:Sheet1.H29 Sheet1.H30:Sheet1.H50 Sheet1.C28:Sheet1.C29 Sheet1.C30:Sheet1.C50 Sheet1.E28:Sheet1.E29 Sheet1.E30:Sheet1.E50 Sheet1.G28:Sheet1.G29 Sheet1.G30:Sheet1.G50 Sheet1.I28:Sheet1.I29 Sheet1.I30:Sheet1.I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18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8" table:number-rows-spanned="1">
            <text:p>Threads</text:p>
          </table:table-cell>
          <table:covered-table-cell table:number-columns-repeated="2" table:style-name="ce2"/>
          <table:covered-table-cell table:number-columns-repeated="4" table:style-name="ce14"/>
          <table:covered-table-cell table:style-name="ce16"/>
          <table:table-cell table:number-columns-repeated="3"/>
        </table:table-row>
        <table:table-row table:style-name="ro1">
          <table:table-cell table:style-name="ce1"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 table:style-name="ce12"/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 table:style-name="ce10"/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 table:style-name="ce10"/>
          <table:table-cell table:style-name="ce7" office:value-type="float" office:value="4" calcext:value-type="float" table:number-columns-spanned="2" table:number-rows-spanned="1">
            <text:p>4</text:p>
          </table:table-cell>
          <table:covered-table-cell table:style-name="ce17"/>
          <table:table-cell table:number-columns-repeated="3"/>
        </table:table-row>
        <table:table-row table:style-name="ro1">
          <table:table-cell table:style-name="ce2" office:value-type="string" calcext:value-type="string">
            <text:p>Padding</text:p>
          </table:table-cell>
          <table:table-cell table:style-name="ce8" office:value-type="string" calcext:value-type="string">
            <text:p>Fix 1</text:p>
          </table:table-cell>
          <table:table-cell table:style-name="ce13" office:value-type="string" calcext:value-type="string">
            <text:p>Fix 2</text:p>
          </table:table-cell>
          <table:table-cell table:style-name="ce8" office:value-type="string" calcext:value-type="string">
            <text:p>Fix 1</text:p>
          </table:table-cell>
          <table:table-cell table:style-name="ce13" office:value-type="string" calcext:value-type="string">
            <text:p>Fix 2</text:p>
          </table:table-cell>
          <table:table-cell table:style-name="ce8" office:value-type="string" calcext:value-type="string">
            <text:p>Fix 1</text:p>
          </table:table-cell>
          <table:table-cell table:style-name="ce13" office:value-type="string" calcext:value-type="string">
            <text:p>Fix 2</text:p>
          </table:table-cell>
          <table:table-cell table:style-name="ce8" office:value-type="string" calcext:value-type="string">
            <text:p>Fix 1</text:p>
          </table:table-cell>
          <table:table-cell table:style-name="ce13" office:value-type="string" calcext:value-type="string">
            <text:p>Fix 2</text:p>
          </table:table-cell>
          <table:table-cell table:number-columns-repeated="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float" office:value="5.476423" calcext:value-type="float">
            <text:p>5.476423</text:p>
          </table:table-cell>
          <table:table-cell office:value-type="float" office:value="1.826638" calcext:value-type="float">
            <text:p>1.826638</text:p>
          </table:table-cell>
          <table:table-cell office:value-type="float" office:value="2.740126" calcext:value-type="float">
            <text:p>2.740126</text:p>
          </table:table-cell>
          <table:table-cell office:value-type="float" office:value="0.935538" calcext:value-type="float">
            <text:p>0.935538</text:p>
          </table:table-cell>
          <table:table-cell office:value-type="float" office:value="2.742059" calcext:value-type="float">
            <text:p>2.742059</text:p>
          </table:table-cell>
          <table:table-cell office:value-type="float" office:value="0.993045" calcext:value-type="float">
            <text:p>0.993045</text:p>
          </table:table-cell>
          <table:table-cell office:value-type="float" office:value="1.461242" calcext:value-type="float">
            <text:p>1.461242</text:p>
          </table:table-cell>
          <table:table-cell office:value-type="float" office:value="0.950039" calcext:value-type="float">
            <text:p>0.9500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78123" calcext:value-type="float">
            <text:p>5.478123</text:p>
          </table:table-cell>
          <table:table-cell office:value-type="float" office:value="1.829576" calcext:value-type="float">
            <text:p>1.829576</text:p>
          </table:table-cell>
          <table:table-cell office:value-type="float" office:value="2.739966" calcext:value-type="float">
            <text:p>2.739966</text:p>
          </table:table-cell>
          <table:table-cell office:value-type="float" office:value="0.927853" calcext:value-type="float">
            <text:p>0.927853</text:p>
          </table:table-cell>
          <table:table-cell office:value-type="float" office:value="2.739789" calcext:value-type="float">
            <text:p>2.739789</text:p>
          </table:table-cell>
          <table:table-cell office:value-type="float" office:value="1.369749" calcext:value-type="float">
            <text:p>1.369749</text:p>
          </table:table-cell>
          <table:table-cell office:value-type="float" office:value="1.433995" calcext:value-type="float">
            <text:p>1.433995</text:p>
          </table:table-cell>
          <table:table-cell office:value-type="float" office:value="0.955409" calcext:value-type="float">
            <text:p>0.9554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475122" calcext:value-type="float">
            <text:p>5.475122</text:p>
          </table:table-cell>
          <table:table-cell office:value-type="float" office:value="1.854016" calcext:value-type="float">
            <text:p>1.854016</text:p>
          </table:table-cell>
          <table:table-cell office:value-type="float" office:value="3.072305" calcext:value-type="float">
            <text:p>3.072305</text:p>
          </table:table-cell>
          <table:table-cell office:value-type="float" office:value="0.927116" calcext:value-type="float">
            <text:p>0.927116</text:p>
          </table:table-cell>
          <table:table-cell office:value-type="float" office:value="2.745995" calcext:value-type="float">
            <text:p>2.745995</text:p>
          </table:table-cell>
          <table:table-cell office:value-type="float" office:value="0.944885" calcext:value-type="float">
            <text:p>0.944885</text:p>
          </table:table-cell>
          <table:table-cell office:value-type="float" office:value="1.511026" calcext:value-type="float">
            <text:p>1.511026</text:p>
          </table:table-cell>
          <table:table-cell office:value-type="float" office:value="0.949384" calcext:value-type="float">
            <text:p>0.94938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475861" calcext:value-type="float">
            <text:p>5.475861</text:p>
          </table:table-cell>
          <table:table-cell office:value-type="float" office:value="1.82607" calcext:value-type="float">
            <text:p>1.82607</text:p>
          </table:table-cell>
          <table:table-cell office:value-type="float" office:value="2.738888" calcext:value-type="float">
            <text:p>2.738888</text:p>
          </table:table-cell>
          <table:table-cell office:value-type="float" office:value="0.931443" calcext:value-type="float">
            <text:p>0.931443</text:p>
          </table:table-cell>
          <table:table-cell office:value-type="float" office:value="2.74001" calcext:value-type="float">
            <text:p>2.74001</text:p>
          </table:table-cell>
          <table:table-cell office:value-type="float" office:value="1.259497" calcext:value-type="float">
            <text:p>1.259497</text:p>
          </table:table-cell>
          <table:table-cell office:value-type="float" office:value="1.503001" calcext:value-type="float">
            <text:p>1.503001</text:p>
          </table:table-cell>
          <table:table-cell office:value-type="float" office:value="0.94661" calcext:value-type="float">
            <text:p>0.9466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78593" calcext:value-type="float">
            <text:p>5.478593</text:p>
          </table:table-cell>
          <table:table-cell office:value-type="float" office:value="1.826163" calcext:value-type="float">
            <text:p>1.826163</text:p>
          </table:table-cell>
          <table:table-cell office:value-type="float" office:value="2.825645" calcext:value-type="float">
            <text:p>2.825645</text:p>
          </table:table-cell>
          <table:table-cell office:value-type="float" office:value="0.926836" calcext:value-type="float">
            <text:p>0.926836</text:p>
          </table:table-cell>
          <table:table-cell office:value-type="float" office:value="2.746815" calcext:value-type="float">
            <text:p>2.746815</text:p>
          </table:table-cell>
          <table:table-cell office:value-type="float" office:value="1.053789" calcext:value-type="float">
            <text:p>1.053789</text:p>
          </table:table-cell>
          <table:table-cell office:value-type="float" office:value="1.504413" calcext:value-type="float">
            <text:p>1.504413</text:p>
          </table:table-cell>
          <table:table-cell office:value-type="float" office:value="0.951308" calcext:value-type="float">
            <text:p>0.95130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475919" calcext:value-type="float">
            <text:p>5.475919</text:p>
          </table:table-cell>
          <table:table-cell office:value-type="float" office:value="1.825704" calcext:value-type="float">
            <text:p>1.825704</text:p>
          </table:table-cell>
          <table:table-cell office:value-type="float" office:value="2.739174" calcext:value-type="float">
            <text:p>2.739174</text:p>
          </table:table-cell>
          <table:table-cell office:value-type="float" office:value="0.934659" calcext:value-type="float">
            <text:p>0.934659</text:p>
          </table:table-cell>
          <table:table-cell office:value-type="float" office:value="2.74415" calcext:value-type="float">
            <text:p>2.74415</text:p>
          </table:table-cell>
          <table:table-cell office:value-type="float" office:value="0.963873" calcext:value-type="float">
            <text:p>0.963873</text:p>
          </table:table-cell>
          <table:table-cell office:value-type="float" office:value="1.518692" calcext:value-type="float">
            <text:p>1.518692</text:p>
          </table:table-cell>
          <table:table-cell office:value-type="float" office:value="0.95419" calcext:value-type="float">
            <text:p>0.9541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47266" calcext:value-type="float">
            <text:p>5.47266</text:p>
          </table:table-cell>
          <table:table-cell office:value-type="float" office:value="1.855211" calcext:value-type="float">
            <text:p>1.855211</text:p>
          </table:table-cell>
          <table:table-cell office:value-type="float" office:value="2.745514" calcext:value-type="float">
            <text:p>2.745514</text:p>
          </table:table-cell>
          <table:table-cell office:value-type="float" office:value="0.928796" calcext:value-type="float">
            <text:p>0.928796</text:p>
          </table:table-cell>
          <table:table-cell office:value-type="float" office:value="2.739956" calcext:value-type="float">
            <text:p>2.739956</text:p>
          </table:table-cell>
          <table:table-cell office:value-type="float" office:value="1.29239" calcext:value-type="float">
            <text:p>1.29239</text:p>
          </table:table-cell>
          <table:table-cell office:value-type="float" office:value="1.530874" calcext:value-type="float">
            <text:p>1.530874</text:p>
          </table:table-cell>
          <table:table-cell office:value-type="float" office:value="0.94826" calcext:value-type="float">
            <text:p>0.9482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47411" calcext:value-type="float">
            <text:p>5.47411</text:p>
          </table:table-cell>
          <table:table-cell office:value-type="float" office:value="1.829073" calcext:value-type="float">
            <text:p>1.829073</text:p>
          </table:table-cell>
          <table:table-cell office:value-type="float" office:value="2.738816" calcext:value-type="float">
            <text:p>2.738816</text:p>
          </table:table-cell>
          <table:table-cell office:value-type="float" office:value="0.937768" calcext:value-type="float">
            <text:p>0.937768</text:p>
          </table:table-cell>
          <table:table-cell office:value-type="float" office:value="2.750987" calcext:value-type="float">
            <text:p>2.750987</text:p>
          </table:table-cell>
          <table:table-cell office:value-type="float" office:value="1.368604" calcext:value-type="float">
            <text:p>1.368604</text:p>
          </table:table-cell>
          <table:table-cell office:value-type="float" office:value="1.565286" calcext:value-type="float">
            <text:p>1.565286</text:p>
          </table:table-cell>
          <table:table-cell office:value-type="float" office:value="0.954351" calcext:value-type="float">
            <text:p>0.95435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475012" calcext:value-type="float">
            <text:p>5.475012</text:p>
          </table:table-cell>
          <table:table-cell office:value-type="float" office:value="1.856077" calcext:value-type="float">
            <text:p>1.856077</text:p>
          </table:table-cell>
          <table:table-cell office:value-type="float" office:value="2.739184" calcext:value-type="float">
            <text:p>2.739184</text:p>
          </table:table-cell>
          <table:table-cell office:value-type="float" office:value="0.93044" calcext:value-type="float">
            <text:p>0.93044</text:p>
          </table:table-cell>
          <table:table-cell office:value-type="float" office:value="2.740144" calcext:value-type="float">
            <text:p>2.740144</text:p>
          </table:table-cell>
          <table:table-cell office:value-type="float" office:value="1.168239" calcext:value-type="float">
            <text:p>1.168239</text:p>
          </table:table-cell>
          <table:table-cell office:value-type="float" office:value="1.46492" calcext:value-type="float">
            <text:p>1.46492</text:p>
          </table:table-cell>
          <table:table-cell office:value-type="float" office:value="0.950831" calcext:value-type="float">
            <text:p>0.95083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479024" calcext:value-type="float">
            <text:p>5.479024</text:p>
          </table:table-cell>
          <table:table-cell office:value-type="float" office:value="1.825873" calcext:value-type="float">
            <text:p>1.825873</text:p>
          </table:table-cell>
          <table:table-cell office:value-type="float" office:value="2.73876" calcext:value-type="float">
            <text:p>2.73876</text:p>
          </table:table-cell>
          <table:table-cell office:value-type="float" office:value="0.927254" calcext:value-type="float">
            <text:p>0.927254</text:p>
          </table:table-cell>
          <table:table-cell office:value-type="float" office:value="2.739232" calcext:value-type="float">
            <text:p>2.739232</text:p>
          </table:table-cell>
          <table:table-cell office:value-type="float" office:value="1.347887" calcext:value-type="float">
            <text:p>1.347887</text:p>
          </table:table-cell>
          <table:table-cell office:value-type="float" office:value="1.504782" calcext:value-type="float">
            <text:p>1.504782</text:p>
          </table:table-cell>
          <table:table-cell office:value-type="float" office:value="0.937775" calcext:value-type="float">
            <text:p>0.93777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76137" calcext:value-type="float">
            <text:p>5.476137</text:p>
          </table:table-cell>
          <table:table-cell office:value-type="float" office:value="1.846174" calcext:value-type="float">
            <text:p>1.846174</text:p>
          </table:table-cell>
          <table:table-cell office:value-type="float" office:value="2.830883" calcext:value-type="float">
            <text:p>2.830883</text:p>
          </table:table-cell>
          <table:table-cell office:value-type="float" office:value="0.932693" calcext:value-type="float">
            <text:p>0.932693</text:p>
          </table:table-cell>
          <table:table-cell office:value-type="float" office:value="2.74007" calcext:value-type="float">
            <text:p>2.74007</text:p>
          </table:table-cell>
          <table:table-cell office:value-type="float" office:value="1.004412" calcext:value-type="float">
            <text:p>1.004412</text:p>
          </table:table-cell>
          <table:table-cell office:value-type="float" office:value="1.45871" calcext:value-type="float">
            <text:p>1.45871</text:p>
          </table:table-cell>
          <table:table-cell office:value-type="float" office:value="0.950421" calcext:value-type="float">
            <text:p>0.95042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476297" calcext:value-type="float">
            <text:p>5.476297</text:p>
          </table:table-cell>
          <table:table-cell office:value-type="float" office:value="1.837647" calcext:value-type="float">
            <text:p>1.837647</text:p>
          </table:table-cell>
          <table:table-cell office:value-type="float" office:value="2.770152" calcext:value-type="float">
            <text:p>2.770152</text:p>
          </table:table-cell>
          <table:table-cell office:value-type="float" office:value="0.927913" calcext:value-type="float">
            <text:p>0.927913</text:p>
          </table:table-cell>
          <table:table-cell office:value-type="float" office:value="2.743456" calcext:value-type="float">
            <text:p>2.743456</text:p>
          </table:table-cell>
          <table:table-cell office:value-type="float" office:value="1.162867" calcext:value-type="float">
            <text:p>1.162867</text:p>
          </table:table-cell>
          <table:table-cell office:value-type="float" office:value="1.471282" calcext:value-type="float">
            <text:p>1.471282</text:p>
          </table:table-cell>
          <table:table-cell office:value-type="float" office:value="0.956119" calcext:value-type="float">
            <text:p>0.95611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475698" calcext:value-type="float">
            <text:p>5.475698</text:p>
          </table:table-cell>
          <table:table-cell office:value-type="float" office:value="1.826334" calcext:value-type="float">
            <text:p>1.826334</text:p>
          </table:table-cell>
          <table:table-cell office:value-type="float" office:value="2.739646" calcext:value-type="float">
            <text:p>2.739646</text:p>
          </table:table-cell>
          <table:table-cell office:value-type="float" office:value="0.927979" calcext:value-type="float">
            <text:p>0.927979</text:p>
          </table:table-cell>
          <table:table-cell office:value-type="float" office:value="2.74389" calcext:value-type="float">
            <text:p>2.74389</text:p>
          </table:table-cell>
          <table:table-cell office:value-type="float" office:value="1.349388" calcext:value-type="float">
            <text:p>1.349388</text:p>
          </table:table-cell>
          <table:table-cell office:value-type="float" office:value="1.481811" calcext:value-type="float">
            <text:p>1.481811</text:p>
          </table:table-cell>
          <table:table-cell office:value-type="float" office:value="0.952607" calcext:value-type="float">
            <text:p>0.95260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473795" calcext:value-type="float">
            <text:p>5.473795</text:p>
          </table:table-cell>
          <table:table-cell office:value-type="float" office:value="1.849533" calcext:value-type="float">
            <text:p>1.849533</text:p>
          </table:table-cell>
          <table:table-cell office:value-type="float" office:value="2.936924" calcext:value-type="float">
            <text:p>2.936924</text:p>
          </table:table-cell>
          <table:table-cell office:value-type="float" office:value="0.929249" calcext:value-type="float">
            <text:p>0.929249</text:p>
          </table:table-cell>
          <table:table-cell office:value-type="float" office:value="2.852132" calcext:value-type="float">
            <text:p>2.852132</text:p>
          </table:table-cell>
          <table:table-cell office:value-type="float" office:value="1.349551" calcext:value-type="float">
            <text:p>1.349551</text:p>
          </table:table-cell>
          <table:table-cell office:value-type="float" office:value="1.515282" calcext:value-type="float">
            <text:p>1.515282</text:p>
          </table:table-cell>
          <table:table-cell office:value-type="float" office:value="0.960626" calcext:value-type="float">
            <text:p>0.96062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473982" calcext:value-type="float">
            <text:p>5.473982</text:p>
          </table:table-cell>
          <table:table-cell office:value-type="float" office:value="1.826623" calcext:value-type="float">
            <text:p>1.826623</text:p>
          </table:table-cell>
          <table:table-cell office:value-type="float" office:value="2.739046" calcext:value-type="float">
            <text:p>2.739046</text:p>
          </table:table-cell>
          <table:table-cell office:value-type="float" office:value="0.928648" calcext:value-type="float">
            <text:p>0.928648</text:p>
          </table:table-cell>
          <table:table-cell office:value-type="float" office:value="2.74321" calcext:value-type="float">
            <text:p>2.74321</text:p>
          </table:table-cell>
          <table:table-cell office:value-type="float" office:value="1.139543" calcext:value-type="float">
            <text:p>1.139543</text:p>
          </table:table-cell>
          <table:table-cell office:value-type="float" office:value="1.450093" calcext:value-type="float">
            <text:p>1.450093</text:p>
          </table:table-cell>
          <table:table-cell office:value-type="float" office:value="0.959914" calcext:value-type="float">
            <text:p>0.9599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476332" calcext:value-type="float">
            <text:p>5.476332</text:p>
          </table:table-cell>
          <table:table-cell office:value-type="float" office:value="1.836726" calcext:value-type="float">
            <text:p>1.836726</text:p>
          </table:table-cell>
          <table:table-cell office:value-type="float" office:value="2.738866" calcext:value-type="float">
            <text:p>2.738866</text:p>
          </table:table-cell>
          <table:table-cell office:value-type="float" office:value="0.929428" calcext:value-type="float">
            <text:p>0.929428</text:p>
          </table:table-cell>
          <table:table-cell office:value-type="float" office:value="2.745794" calcext:value-type="float">
            <text:p>2.745794</text:p>
          </table:table-cell>
          <table:table-cell office:value-type="float" office:value="1.205457" calcext:value-type="float">
            <text:p>1.205457</text:p>
          </table:table-cell>
          <table:table-cell office:value-type="float" office:value="1.474092" calcext:value-type="float">
            <text:p>1.474092</text:p>
          </table:table-cell>
          <table:table-cell office:value-type="float" office:value="0.957471" calcext:value-type="float">
            <text:p>0.95747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477179" calcext:value-type="float">
            <text:p>5.477179</text:p>
          </table:table-cell>
          <table:table-cell office:value-type="float" office:value="1.829459" calcext:value-type="float">
            <text:p>1.829459</text:p>
          </table:table-cell>
          <table:table-cell office:value-type="float" office:value="2.744631" calcext:value-type="float">
            <text:p>2.744631</text:p>
          </table:table-cell>
          <table:table-cell office:value-type="float" office:value="0.927771" calcext:value-type="float">
            <text:p>0.927771</text:p>
          </table:table-cell>
          <table:table-cell office:value-type="float" office:value="2.740897" calcext:value-type="float">
            <text:p>2.740897</text:p>
          </table:table-cell>
          <table:table-cell office:value-type="float" office:value="1.365938" calcext:value-type="float">
            <text:p>1.365938</text:p>
          </table:table-cell>
          <table:table-cell office:value-type="float" office:value="1.489051" calcext:value-type="float">
            <text:p>1.489051</text:p>
          </table:table-cell>
          <table:table-cell office:value-type="float" office:value="0.958733" calcext:value-type="float">
            <text:p>0.9587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474365" calcext:value-type="float">
            <text:p>5.474365</text:p>
          </table:table-cell>
          <table:table-cell office:value-type="float" office:value="1.84911" calcext:value-type="float">
            <text:p>1.84911</text:p>
          </table:table-cell>
          <table:table-cell office:value-type="float" office:value="2.739215" calcext:value-type="float">
            <text:p>2.739215</text:p>
          </table:table-cell>
          <table:table-cell office:value-type="float" office:value="0.933615" calcext:value-type="float">
            <text:p>0.933615</text:p>
          </table:table-cell>
          <table:table-cell office:value-type="float" office:value="2.739599" calcext:value-type="float">
            <text:p>2.739599</text:p>
          </table:table-cell>
          <table:table-cell office:value-type="float" office:value="1.376634" calcext:value-type="float">
            <text:p>1.376634</text:p>
          </table:table-cell>
          <table:table-cell office:value-type="float" office:value="1.45947" calcext:value-type="float">
            <text:p>1.45947</text:p>
          </table:table-cell>
          <table:table-cell office:value-type="float" office:value="0.948351" calcext:value-type="float">
            <text:p>0.94835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475067" calcext:value-type="float">
            <text:p>5.475067</text:p>
          </table:table-cell>
          <table:table-cell office:value-type="float" office:value="1.830107" calcext:value-type="float">
            <text:p>1.830107</text:p>
          </table:table-cell>
          <table:table-cell office:value-type="float" office:value="2.743744" calcext:value-type="float">
            <text:p>2.743744</text:p>
          </table:table-cell>
          <table:table-cell office:value-type="float" office:value="0.932161" calcext:value-type="float">
            <text:p>0.932161</text:p>
          </table:table-cell>
          <table:table-cell office:value-type="float" office:value="2.740483" calcext:value-type="float">
            <text:p>2.740483</text:p>
          </table:table-cell>
          <table:table-cell office:value-type="float" office:value="1.122975" calcext:value-type="float">
            <text:p>1.122975</text:p>
          </table:table-cell>
          <table:table-cell office:value-type="float" office:value="1.453917" calcext:value-type="float">
            <text:p>1.453917</text:p>
          </table:table-cell>
          <table:table-cell office:value-type="float" office:value="0.967782" calcext:value-type="float">
            <text:p>0.96778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float" office:value="5.474493" calcext:value-type="float">
            <text:p>5.474493</text:p>
          </table:table-cell>
          <table:table-cell table:style-name="ce9" office:value-type="float" office:value="1.831577" calcext:value-type="float">
            <text:p>1.831577</text:p>
          </table:table-cell>
          <table:table-cell table:style-name="ce9" office:value-type="float" office:value="2.751711" calcext:value-type="float">
            <text:p>2.751711</text:p>
          </table:table-cell>
          <table:table-cell table:style-name="ce9" office:value-type="float" office:value="0.928611" calcext:value-type="float">
            <text:p>0.928611</text:p>
          </table:table-cell>
          <table:table-cell table:style-name="ce9" office:value-type="float" office:value="2.740341" calcext:value-type="float">
            <text:p>2.740341</text:p>
          </table:table-cell>
          <table:table-cell table:style-name="ce9" office:value-type="float" office:value="1.367303" calcext:value-type="float">
            <text:p>1.367303</text:p>
          </table:table-cell>
          <table:table-cell table:style-name="ce9" office:value-type="float" office:value="1.509006" calcext:value-type="float">
            <text:p>1.509006</text:p>
          </table:table-cell>
          <table:table-cell office:value-type="float" office:value="0.954294" calcext:value-type="float">
            <text:p>0.954294</text:p>
          </table:table-cell>
          <table:table-cell table:number-columns-repeated="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float" office:value="5.475277" calcext:value-type="float">
            <text:p>5.475277</text:p>
          </table:table-cell>
          <table:table-cell table:style-name="ce10" office:value-type="float" office:value="1.843344" calcext:value-type="float">
            <text:p>1.843344</text:p>
          </table:table-cell>
          <table:table-cell table:style-name="ce10" office:value-type="float" office:value="2.739" calcext:value-type="float">
            <text:p>2.739</text:p>
          </table:table-cell>
          <table:table-cell table:style-name="ce10" office:value-type="float" office:value="0.929989" calcext:value-type="float">
            <text:p>0.929989</text:p>
          </table:table-cell>
          <table:table-cell table:style-name="ce10" office:value-type="float" office:value="2.743019" calcext:value-type="float">
            <text:p>2.743019</text:p>
          </table:table-cell>
          <table:table-cell table:style-name="ce10" office:value-type="float" office:value="1.378555" calcext:value-type="float">
            <text:p>1.378555</text:p>
          </table:table-cell>
          <table:table-cell table:style-name="ce10" office:value-type="float" office:value="1.531738" calcext:value-type="float">
            <text:p>1.531738</text:p>
          </table:table-cell>
          <table:table-cell table:style-name="ce17" office:value-type="float" office:value="0.952218" calcext:value-type="float">
            <text:p>0.952218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"/>
          <table:table-cell table:style-name="ce6" office:value-type="string" calcext:value-type="string" table:number-columns-spanned="8" table:number-rows-spanned="1">
            <text:p>Threads</text:p>
          </table:table-cell>
          <table:covered-table-cell table:number-columns-repeated="2" table:style-name="ce2"/>
          <table:covered-table-cell table:number-columns-repeated="4" table:style-name="ce14"/>
          <table:covered-table-cell table:style-name="ce16"/>
          <table:table-cell table:number-columns-repeated="3"/>
        </table:table-row>
        <table:table-row table:style-name="ro1">
          <table:table-cell table:style-name="ce1"/>
          <table:table-cell table:style-name="ce7" office:value-type="string" calcext:value-type="string" table:number-columns-spanned="1" table:number-rows-spanned="2">
            <text:p>1 Thread, Fix 1</text:p>
          </table:table-cell>
          <table:table-cell table:style-name="ce7" office:value-type="string" calcext:value-type="string" table:number-columns-spanned="1" table:number-rows-spanned="2">
            <text:p>1 Thread, Fix 2</text:p>
          </table:table-cell>
          <table:table-cell table:style-name="ce7" office:value-type="string" calcext:value-type="string" table:number-columns-spanned="1" table:number-rows-spanned="2">
            <text:p>2 Thread, Fix 1</text:p>
          </table:table-cell>
          <table:table-cell table:style-name="ce7" office:value-type="string" calcext:value-type="string" table:number-columns-spanned="1" table:number-rows-spanned="2">
            <text:p>2 Thread, Fix 2</text:p>
          </table:table-cell>
          <table:table-cell table:style-name="ce7" office:value-type="string" calcext:value-type="string" table:number-columns-spanned="1" table:number-rows-spanned="2">
            <text:p>3 Thread, Fix 1</text:p>
          </table:table-cell>
          <table:table-cell table:style-name="ce15" office:value-type="string" calcext:value-type="string" table:number-columns-spanned="1" table:number-rows-spanned="2">
            <text:p>3 Thread, Fix 2</text:p>
          </table:table-cell>
          <table:table-cell table:style-name="ce7" office:value-type="string" calcext:value-type="string" table:number-columns-spanned="1" table:number-rows-spanned="2">
            <text:p>4 Thread, Fix 1</text:p>
          </table:table-cell>
          <table:table-cell table:style-name="ce19" office:value-type="string" calcext:value-type="string" table:number-columns-spanned="1" table:number-rows-spanned="2">
            <text:p>4 Thread, Fix 2</text:p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table:style-name="ce2" office:value-type="string" calcext:value-type="string">
            <text:p>Padding</text:p>
          </table:table-cell>
          <table:covered-table-cell table:style-name="ce11"/>
          <table:covered-table-cell table:number-columns-repeated="6" table:style-name="ce10"/>
          <table:covered-table-cell table:style-name="ce17"/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formula="of:=[.L28]/[.B4]/10^6" office:value-type="float" office:value="730.403769029529" calcext:value-type="float">
            <text:p/>
          </table:table-cell>
          <table:table-cell table:formula="of:=[.L28]/[.C4]/10^6" office:value-type="float" office:value="2189.81538761375" calcext:value-type="float">
            <text:p/>
          </table:table-cell>
          <table:table-cell table:formula="of:=[.L28]/[.D4]/10^6" office:value-type="float" office:value="1459.78688571255" calcext:value-type="float">
            <text:p/>
          </table:table-cell>
          <table:table-cell table:formula="of:=[.L28]/[.E4]/10^6" office:value-type="float" office:value="4275.61467305444" calcext:value-type="float">
            <text:p/>
          </table:table-cell>
          <table:table-cell table:formula="of:=[.L28]/[.F4]/10^6" office:value-type="float" office:value="1458.75781666259" calcext:value-type="float">
            <text:p/>
          </table:table-cell>
          <table:table-cell table:formula="of:=[.L28]/[.G4]/10^6" office:value-type="float" office:value="4028.0148432347" calcext:value-type="float">
            <text:p/>
          </table:table-cell>
          <table:table-cell table:formula="of:=[.L28]/[.H4]/10^6" office:value-type="float" office:value="2737.39736470756" calcext:value-type="float">
            <text:p/>
          </table:table-cell>
          <table:table-cell table:formula="of:=[.L28]/[.I4]/10^6" office:value-type="float" office:value="4210.35346969966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L29]/[.B5]/10^6" office:value-type="float" office:value="730.177106282572" calcext:value-type="float">
            <text:p/>
          </table:table-cell>
          <table:table-cell table:formula="of:=[.L29]/[.C5]/10^6" office:value-type="float" office:value="2186.29890204069" calcext:value-type="float">
            <text:p/>
          </table:table-cell>
          <table:table-cell table:formula="of:=[.L29]/[.D5]/10^6" office:value-type="float" office:value="1459.87212980015" calcext:value-type="float">
            <text:p/>
          </table:table-cell>
          <table:table-cell table:formula="of:=[.L29]/[.E5]/10^6" office:value-type="float" office:value="4311.02771667495" calcext:value-type="float">
            <text:p/>
          </table:table-cell>
          <table:table-cell table:formula="of:=[.L29]/[.F5]/10^6" office:value-type="float" office:value="1459.96644267132" calcext:value-type="float">
            <text:p/>
          </table:table-cell>
          <table:table-cell table:formula="of:=[.L29]/[.G5]/10^6" office:value-type="float" office:value="2920.2430518292" calcext:value-type="float">
            <text:p/>
          </table:table-cell>
          <table:table-cell table:formula="of:=[.L29]/[.H5]/10^6" office:value-type="float" office:value="2789.41000491634" calcext:value-type="float">
            <text:p/>
          </table:table-cell>
          <table:table-cell table:formula="of:=[.L29]/[.I5]/10^6" office:value-type="float" office:value="4186.68863282636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L30]/[.B6]/10^6" office:value-type="float" office:value="730.577327774614" calcext:value-type="float">
            <text:p/>
          </table:table-cell>
          <table:table-cell table:formula="of:=[.L30]/[.C6]/10^6" office:value-type="float" office:value="2157.4786841106" calcext:value-type="float">
            <text:p/>
          </table:table-cell>
          <table:table-cell table:formula="of:=[.L30]/[.D6]/10^6" office:value-type="float" office:value="1301.95407031528" calcext:value-type="float">
            <text:p/>
          </table:table-cell>
          <table:table-cell table:formula="of:=[.L30]/[.E6]/10^6" office:value-type="float" office:value="4314.45471764051" calcext:value-type="float">
            <text:p/>
          </table:table-cell>
          <table:table-cell table:formula="of:=[.L30]/[.F6]/10^6" office:value-type="float" office:value="1456.66689123615" calcext:value-type="float">
            <text:p/>
          </table:table-cell>
          <table:table-cell table:formula="of:=[.L30]/[.G6]/10^6" office:value-type="float" office:value="4233.31939865698" calcext:value-type="float">
            <text:p/>
          </table:table-cell>
          <table:table-cell table:formula="of:=[.L30]/[.H6]/10^6" office:value-type="float" office:value="2647.20792362276" calcext:value-type="float">
            <text:p/>
          </table:table-cell>
          <table:table-cell table:formula="of:=[.L30]/[.I6]/10^6" office:value-type="float" office:value="4213.25828115915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L31]/[.B7]/10^6" office:value-type="float" office:value="730.478732020407" calcext:value-type="float">
            <text:p/>
          </table:table-cell>
          <table:table-cell table:formula="of:=[.L31]/[.C7]/10^6" office:value-type="float" office:value="2190.49653080112" calcext:value-type="float">
            <text:p/>
          </table:table-cell>
          <table:table-cell table:formula="of:=[.L31]/[.D7]/10^6" office:value-type="float" office:value="1460.44672144315" calcext:value-type="float">
            <text:p/>
          </table:table-cell>
          <table:table-cell table:formula="of:=[.L31]/[.E7]/10^6" office:value-type="float" office:value="4294.41200374043" calcext:value-type="float">
            <text:p/>
          </table:table-cell>
          <table:table-cell table:formula="of:=[.L31]/[.F7]/10^6" office:value-type="float" office:value="1459.84868668363" calcext:value-type="float">
            <text:p/>
          </table:table-cell>
          <table:table-cell table:formula="of:=[.L31]/[.G7]/10^6" office:value-type="float" office:value="3175.87100247162" calcext:value-type="float">
            <text:p/>
          </table:table-cell>
          <table:table-cell table:formula="of:=[.L31]/[.H7]/10^6" office:value-type="float" office:value="2661.34220802248" calcext:value-type="float">
            <text:p/>
          </table:table-cell>
          <table:table-cell table:formula="of:=[.L31]/[.I7]/10^6" office:value-type="float" office:value="4225.60505382365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L32]/[.B8]/10^6" office:value-type="float" office:value="730.114465520618" calcext:value-type="float">
            <text:p/>
          </table:table-cell>
          <table:table-cell table:formula="of:=[.L32]/[.C8]/10^6" office:value-type="float" office:value="2190.38497658752" calcext:value-type="float">
            <text:p/>
          </table:table-cell>
          <table:table-cell table:formula="of:=[.L32]/[.D8]/10^6" office:value-type="float" office:value="1415.60599438358" calcext:value-type="float">
            <text:p/>
          </table:table-cell>
          <table:table-cell table:formula="of:=[.L32]/[.E8]/10^6" office:value-type="float" office:value="4315.75812765149" calcext:value-type="float">
            <text:p/>
          </table:table-cell>
          <table:table-cell table:formula="of:=[.L32]/[.F8]/10^6" office:value-type="float" office:value="1456.23203601262" calcext:value-type="float">
            <text:p/>
          </table:table-cell>
          <table:table-cell table:formula="of:=[.L32]/[.G8]/10^6" office:value-type="float" office:value="3795.82629919272" calcext:value-type="float">
            <text:p/>
          </table:table-cell>
          <table:table-cell table:formula="of:=[.L32]/[.H8]/10^6" office:value-type="float" office:value="2658.84434659897" calcext:value-type="float">
            <text:p/>
          </table:table-cell>
          <table:table-cell table:formula="of:=[.L32]/[.I8]/10^6" office:value-type="float" office:value="4204.73705676816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L33]/[.B9]/10^6" office:value-type="float" office:value="730.470994914278" calcext:value-type="float">
            <text:p/>
          </table:table-cell>
          <table:table-cell table:formula="of:=[.L33]/[.C9]/10^6" office:value-type="float" office:value="2190.93566098338" calcext:value-type="float">
            <text:p/>
          </table:table-cell>
          <table:table-cell table:formula="of:=[.L33]/[.D9]/10^6" office:value-type="float" office:value="1460.29423468535" calcext:value-type="float">
            <text:p/>
          </table:table-cell>
          <table:table-cell table:formula="of:=[.L33]/[.E9]/10^6" office:value-type="float" office:value="4279.63567461502" calcext:value-type="float">
            <text:p/>
          </table:table-cell>
          <table:table-cell table:formula="of:=[.L33]/[.F9]/10^6" office:value-type="float" office:value="1457.64626569247" calcext:value-type="float">
            <text:p/>
          </table:table-cell>
          <table:table-cell table:formula="of:=[.L33]/[.G9]/10^6" office:value-type="float" office:value="4149.92431575529" calcext:value-type="float">
            <text:p/>
          </table:table-cell>
          <table:table-cell table:formula="of:=[.L33]/[.H9]/10^6" office:value-type="float" office:value="2633.84544068185" calcext:value-type="float">
            <text:p/>
          </table:table-cell>
          <table:table-cell table:formula="of:=[.L33]/[.I9]/10^6" office:value-type="float" office:value="4192.03722529056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L34]/[.B10]/10^6" office:value-type="float" office:value="730.905994525514" calcext:value-type="float">
            <text:p/>
          </table:table-cell>
          <table:table-cell table:formula="of:=[.L34]/[.C10]/10^6" office:value-type="float" office:value="2156.08898394846" calcext:value-type="float">
            <text:p/>
          </table:table-cell>
          <table:table-cell table:formula="of:=[.L34]/[.D10]/10^6" office:value-type="float" office:value="1456.9220918196" calcext:value-type="float">
            <text:p/>
          </table:table-cell>
          <table:table-cell table:formula="of:=[.L34]/[.E10]/10^6" office:value-type="float" office:value="4306.65076076986" calcext:value-type="float">
            <text:p/>
          </table:table-cell>
          <table:table-cell table:formula="of:=[.L34]/[.F10]/10^6" office:value-type="float" office:value="1459.87745788619" calcext:value-type="float">
            <text:p/>
          </table:table-cell>
          <table:table-cell table:formula="of:=[.L34]/[.G10]/10^6" office:value-type="float" office:value="3095.04097060485" calcext:value-type="float">
            <text:p/>
          </table:table-cell>
          <table:table-cell table:formula="of:=[.L34]/[.H10]/10^6" office:value-type="float" office:value="2612.88649490422" calcext:value-type="float">
            <text:p/>
          </table:table-cell>
          <table:table-cell table:formula="of:=[.L34]/[.I10]/10^6" office:value-type="float" office:value="4218.25237803978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L35]/[.B11]/10^6" office:value-type="float" office:value="730.712389776603" calcext:value-type="float">
            <text:p/>
          </table:table-cell>
          <table:table-cell table:formula="of:=[.L35]/[.C11]/10^6" office:value-type="float" office:value="2186.90014012563" calcext:value-type="float">
            <text:p/>
          </table:table-cell>
          <table:table-cell table:formula="of:=[.L35]/[.D11]/10^6" office:value-type="float" office:value="1460.48511473571" calcext:value-type="float">
            <text:p/>
          </table:table-cell>
          <table:table-cell table:formula="of:=[.L35]/[.E11]/10^6" office:value-type="float" office:value="4265.44731746018" calcext:value-type="float">
            <text:p/>
          </table:table-cell>
          <table:table-cell table:formula="of:=[.L35]/[.F11]/10^6" office:value-type="float" office:value="1454.0235922598" calcext:value-type="float">
            <text:p/>
          </table:table-cell>
          <table:table-cell table:formula="of:=[.L35]/[.G11]/10^6" office:value-type="float" office:value="2922.68618241654" calcext:value-type="float">
            <text:p/>
          </table:table-cell>
          <table:table-cell table:formula="of:=[.L35]/[.H11]/10^6" office:value-type="float" office:value="2555.44354194697" calcext:value-type="float">
            <text:p/>
          </table:table-cell>
          <table:table-cell table:formula="of:=[.L35]/[.I11]/10^6" office:value-type="float" office:value="4191.33002427828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L36]/[.B12]/10^6" office:value-type="float" office:value="730.592006008389" calcext:value-type="float">
            <text:p/>
          </table:table-cell>
          <table:table-cell table:formula="of:=[.L36]/[.C12]/10^6" office:value-type="float" office:value="2155.08300571582" calcext:value-type="float">
            <text:p/>
          </table:table-cell>
          <table:table-cell table:formula="of:=[.L36]/[.D12]/10^6" office:value-type="float" office:value="1460.28890355668" calcext:value-type="float">
            <text:p/>
          </table:table-cell>
          <table:table-cell table:formula="of:=[.L36]/[.E12]/10^6" office:value-type="float" office:value="4299.04131378703" calcext:value-type="float">
            <text:p/>
          </table:table-cell>
          <table:table-cell table:formula="of:=[.L36]/[.F12]/10^6" office:value-type="float" office:value="1459.77729637567" calcext:value-type="float">
            <text:p/>
          </table:table-cell>
          <table:table-cell table:formula="of:=[.L36]/[.G12]/10^6" office:value-type="float" office:value="3423.95691292621" calcext:value-type="float">
            <text:p/>
          </table:table-cell>
          <table:table-cell table:formula="of:=[.L36]/[.H12]/10^6" office:value-type="float" office:value="2730.52453376294" calcext:value-type="float">
            <text:p/>
          </table:table-cell>
          <table:table-cell table:formula="of:=[.L36]/[.I12]/10^6" office:value-type="float" office:value="4206.84643222613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L37]/[.B13]/10^6" office:value-type="float" office:value="730.057032055344" calcext:value-type="float">
            <text:p/>
          </table:table-cell>
          <table:table-cell table:formula="of:=[.L37]/[.C13]/10^6" office:value-type="float" office:value="2190.73287134428" calcext:value-type="float">
            <text:p/>
          </table:table-cell>
          <table:table-cell table:formula="of:=[.L37]/[.D13]/10^6" office:value-type="float" office:value="1460.5149775811" calcext:value-type="float">
            <text:p/>
          </table:table-cell>
          <table:table-cell table:formula="of:=[.L37]/[.E13]/10^6" office:value-type="float" office:value="4313.81261229394" calcext:value-type="float">
            <text:p/>
          </table:table-cell>
          <table:table-cell table:formula="of:=[.L37]/[.F13]/10^6" office:value-type="float" office:value="1460.2633146809" calcext:value-type="float">
            <text:p/>
          </table:table-cell>
          <table:table-cell table:formula="of:=[.L37]/[.G13]/10^6" office:value-type="float" office:value="2967.60781875632" calcext:value-type="float">
            <text:p/>
          </table:table-cell>
          <table:table-cell table:formula="of:=[.L37]/[.H13]/10^6" office:value-type="float" office:value="2658.1923494566" calcext:value-type="float">
            <text:p/>
          </table:table-cell>
          <table:table-cell table:formula="of:=[.L37]/[.I13]/10^6" office:value-type="float" office:value="4265.41547812642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L38]/[.B14]/10^6" office:value-type="float" office:value="730.441915532793" calcext:value-type="float">
            <text:p/>
          </table:table-cell>
          <table:table-cell table:formula="of:=[.L38]/[.C14]/10^6" office:value-type="float" office:value="2166.6430141471" calcext:value-type="float">
            <text:p/>
          </table:table-cell>
          <table:table-cell table:formula="of:=[.L38]/[.D14]/10^6" office:value-type="float" office:value="1412.98669001863" calcext:value-type="float">
            <text:p/>
          </table:table-cell>
          <table:table-cell table:formula="of:=[.L38]/[.E14]/10^6" office:value-type="float" office:value="4288.65661048169" calcext:value-type="float">
            <text:p/>
          </table:table-cell>
          <table:table-cell table:formula="of:=[.L38]/[.F14]/10^6" office:value-type="float" office:value="1459.8167200108" calcext:value-type="float">
            <text:p/>
          </table:table-cell>
          <table:table-cell table:formula="of:=[.L38]/[.G14]/10^6" office:value-type="float" office:value="3982.42952095355" calcext:value-type="float">
            <text:p/>
          </table:table-cell>
          <table:table-cell table:formula="of:=[.L38]/[.H14]/10^6" office:value-type="float" office:value="2742.14888497371" calcext:value-type="float">
            <text:p/>
          </table:table-cell>
          <table:table-cell table:formula="of:=[.L38]/[.I14]/10^6" office:value-type="float" office:value="4208.66121434606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L39]/[.B15]/10^6" office:value-type="float" office:value="730.420574340654" calcext:value-type="float">
            <text:p/>
          </table:table-cell>
          <table:table-cell table:formula="of:=[.L39]/[.C15]/10^6" office:value-type="float" office:value="2176.69661257031" calcext:value-type="float">
            <text:p/>
          </table:table-cell>
          <table:table-cell table:formula="of:=[.L39]/[.D15]/10^6" office:value-type="float" office:value="1443.96408572526" calcext:value-type="float">
            <text:p/>
          </table:table-cell>
          <table:table-cell table:formula="of:=[.L39]/[.E15]/10^6" office:value-type="float" office:value="4310.74896030124" calcext:value-type="float">
            <text:p/>
          </table:table-cell>
          <table:table-cell table:formula="of:=[.L39]/[.F15]/10^6" office:value-type="float" office:value="1458.01500005832" calcext:value-type="float">
            <text:p/>
          </table:table-cell>
          <table:table-cell table:formula="of:=[.L39]/[.G15]/10^6" office:value-type="float" office:value="3439.77428201161" calcext:value-type="float">
            <text:p/>
          </table:table-cell>
          <table:table-cell table:formula="of:=[.L39]/[.H15]/10^6" office:value-type="float" office:value="2718.71741787095" calcext:value-type="float">
            <text:p/>
          </table:table-cell>
          <table:table-cell table:formula="of:=[.L39]/[.I15]/10^6" office:value-type="float" office:value="4183.57965901734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L40]/[.B16]/10^6" office:value-type="float" office:value="730.500476834186" calcext:value-type="float">
            <text:p/>
          </table:table-cell>
          <table:table-cell table:formula="of:=[.L40]/[.C16]/10^6" office:value-type="float" office:value="2190.1798904253" calcext:value-type="float">
            <text:p/>
          </table:table-cell>
          <table:table-cell table:formula="of:=[.L40]/[.D16]/10^6" office:value-type="float" office:value="1460.04264784574" calcext:value-type="float">
            <text:p/>
          </table:table-cell>
          <table:table-cell table:formula="of:=[.L40]/[.E16]/10^6" office:value-type="float" office:value="4310.44236992432" calcext:value-type="float">
            <text:p/>
          </table:table-cell>
          <table:table-cell table:formula="of:=[.L40]/[.F16]/10^6" office:value-type="float" office:value="1457.78438640033" calcext:value-type="float">
            <text:p/>
          </table:table-cell>
          <table:table-cell table:formula="of:=[.L40]/[.G16]/10^6" office:value-type="float" office:value="2964.30678203749" calcext:value-type="float">
            <text:p/>
          </table:table-cell>
          <table:table-cell table:formula="of:=[.L40]/[.H16]/10^6" office:value-type="float" office:value="2699.39958604707" calcext:value-type="float">
            <text:p/>
          </table:table-cell>
          <table:table-cell table:formula="of:=[.L40]/[.I16]/10^6" office:value-type="float" office:value="4199.00336655095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L41]/[.B17]/10^6" office:value-type="float" office:value="730.754440018306" calcext:value-type="float">
            <text:p/>
          </table:table-cell>
          <table:table-cell table:formula="of:=[.L41]/[.C17]/10^6" office:value-type="float" office:value="2162.70809982844" calcext:value-type="float">
            <text:p/>
          </table:table-cell>
          <table:table-cell table:formula="of:=[.L41]/[.D17]/10^6" office:value-type="float" office:value="1361.96918953299" calcext:value-type="float">
            <text:p/>
          </table:table-cell>
          <table:table-cell table:formula="of:=[.L41]/[.E17]/10^6" office:value-type="float" office:value="4304.55130971354" calcext:value-type="float">
            <text:p/>
          </table:table-cell>
          <table:table-cell table:formula="of:=[.L41]/[.F17]/10^6" office:value-type="float" office:value="1402.45963370559" calcext:value-type="float">
            <text:p/>
          </table:table-cell>
          <table:table-cell table:formula="of:=[.L41]/[.G17]/10^6" office:value-type="float" office:value="2963.94875036216" calcext:value-type="float">
            <text:p/>
          </table:table-cell>
          <table:table-cell table:formula="of:=[.L41]/[.H17]/10^6" office:value-type="float" office:value="2639.77266277828" calcext:value-type="float">
            <text:p/>
          </table:table-cell>
          <table:table-cell table:formula="of:=[.L41]/[.I17]/10^6" office:value-type="float" office:value="4163.9514233427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L42]/[.B18]/10^6" office:value-type="float" office:value="730.729476275223" calcext:value-type="float">
            <text:p/>
          </table:table-cell>
          <table:table-cell table:formula="of:=[.L42]/[.C18]/10^6" office:value-type="float" office:value="2189.83337010429" calcext:value-type="float">
            <text:p/>
          </table:table-cell>
          <table:table-cell table:formula="of:=[.L42]/[.D18]/10^6" office:value-type="float" office:value="1460.36247657031" calcext:value-type="float">
            <text:p/>
          </table:table-cell>
          <table:table-cell table:formula="of:=[.L42]/[.E18]/10^6" office:value-type="float" office:value="4307.33711804688" calcext:value-type="float">
            <text:p/>
          </table:table-cell>
          <table:table-cell table:formula="of:=[.L42]/[.F18]/10^6" office:value-type="float" office:value="1458.14574895834" calcext:value-type="float">
            <text:p/>
          </table:table-cell>
          <table:table-cell table:formula="of:=[.L42]/[.G18]/10^6" office:value-type="float" office:value="3510.17908056124" calcext:value-type="float">
            <text:p/>
          </table:table-cell>
          <table:table-cell table:formula="of:=[.L42]/[.H18]/10^6" office:value-type="float" office:value="2758.44376877897" calcext:value-type="float">
            <text:p/>
          </table:table-cell>
          <table:table-cell table:formula="of:=[.L42]/[.I18]/10^6" office:value-type="float" office:value="4167.03996399678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L43]/[.B19]/10^6" office:value-type="float" office:value="730.415906121104" calcext:value-type="float">
            <text:p/>
          </table:table-cell>
          <table:table-cell table:formula="of:=[.L43]/[.C19]/10^6" office:value-type="float" office:value="2177.78808597472" calcext:value-type="float">
            <text:p/>
          </table:table-cell>
          <table:table-cell table:formula="of:=[.L43]/[.D19]/10^6" office:value-type="float" office:value="1460.45845251283" calcext:value-type="float">
            <text:p/>
          </table:table-cell>
          <table:table-cell table:formula="of:=[.L43]/[.E19]/10^6" office:value-type="float" office:value="4303.72228940811" calcext:value-type="float">
            <text:p/>
          </table:table-cell>
          <table:table-cell table:formula="of:=[.L43]/[.F19]/10^6" office:value-type="float" office:value="1456.77352343257" calcext:value-type="float">
            <text:p/>
          </table:table-cell>
          <table:table-cell table:formula="of:=[.L43]/[.G19]/10^6" office:value-type="float" office:value="3318.24362046925" calcext:value-type="float">
            <text:p/>
          </table:table-cell>
          <table:table-cell table:formula="of:=[.L43]/[.H19]/10^6" office:value-type="float" office:value="2713.53484043058" calcext:value-type="float">
            <text:p/>
          </table:table-cell>
          <table:table-cell table:formula="of:=[.L43]/[.I19]/10^6" office:value-type="float" office:value="4177.6722219263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L44]/[.B20]/10^6" office:value-type="float" office:value="730.302953399916" calcext:value-type="float">
            <text:p/>
          </table:table-cell>
          <table:table-cell table:formula="of:=[.L44]/[.C20]/10^6" office:value-type="float" office:value="2186.43872314165" calcext:value-type="float">
            <text:p/>
          </table:table-cell>
          <table:table-cell table:formula="of:=[.L44]/[.D20]/10^6" office:value-type="float" office:value="1457.39081136954" calcext:value-type="float">
            <text:p/>
          </table:table-cell>
          <table:table-cell table:formula="of:=[.L44]/[.E20]/10^6" office:value-type="float" office:value="4311.40874202794" calcext:value-type="float">
            <text:p/>
          </table:table-cell>
          <table:table-cell table:formula="of:=[.L44]/[.F20]/10^6" office:value-type="float" office:value="1459.37625529161" calcext:value-type="float">
            <text:p/>
          </table:table-cell>
          <table:table-cell table:formula="of:=[.L44]/[.G20]/10^6" office:value-type="float" office:value="2928.39060045185" calcext:value-type="float">
            <text:p/>
          </table:table-cell>
          <table:table-cell table:formula="of:=[.L44]/[.H20]/10^6" office:value-type="float" office:value="2686.27468098809" calcext:value-type="float">
            <text:p/>
          </table:table-cell>
          <table:table-cell table:formula="of:=[.L44]/[.I20]/10^6" office:value-type="float" office:value="4172.17306591095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L45]/[.B21]/10^6" office:value-type="float" office:value="730.67835264912" calcext:value-type="float">
            <text:p/>
          </table:table-cell>
          <table:table-cell table:formula="of:=[.L45]/[.C21]/10^6" office:value-type="float" office:value="2163.20283812212" calcext:value-type="float">
            <text:p/>
          </table:table-cell>
          <table:table-cell table:formula="of:=[.L45]/[.D21]/10^6" office:value-type="float" office:value="1460.27237730518" calcext:value-type="float">
            <text:p/>
          </table:table-cell>
          <table:table-cell table:formula="of:=[.L45]/[.E21]/10^6" office:value-type="float" office:value="4284.42130856938" calcext:value-type="float">
            <text:p/>
          </table:table-cell>
          <table:table-cell table:formula="of:=[.L45]/[.F21]/10^6" office:value-type="float" office:value="1460.06769603873" calcext:value-type="float">
            <text:p/>
          </table:table-cell>
          <table:table-cell table:formula="of:=[.L45]/[.G21]/10^6" office:value-type="float" office:value="2905.63795460522" calcext:value-type="float">
            <text:p/>
          </table:table-cell>
          <table:table-cell table:formula="of:=[.L45]/[.H21]/10^6" office:value-type="float" office:value="2740.72094664501" calcext:value-type="float">
            <text:p/>
          </table:table-cell>
          <table:table-cell table:formula="of:=[.L45]/[.I21]/10^6" office:value-type="float" office:value="4217.84761127473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L46]/[.B22]/10^6" office:value-type="float" office:value="730.584666817776" calcext:value-type="float">
            <text:p/>
          </table:table-cell>
          <table:table-cell table:formula="of:=[.L46]/[.C22]/10^6" office:value-type="float" office:value="2185.66455403974" calcext:value-type="float">
            <text:p/>
          </table:table-cell>
          <table:table-cell table:formula="of:=[.L46]/[.D22]/10^6" office:value-type="float" office:value="1457.86195796692" calcext:value-type="float">
            <text:p/>
          </table:table-cell>
          <table:table-cell table:formula="of:=[.L46]/[.E22]/10^6" office:value-type="float" office:value="4291.10421912095" calcext:value-type="float">
            <text:p/>
          </table:table-cell>
          <table:table-cell table:formula="of:=[.L46]/[.F22]/10^6" office:value-type="float" office:value="1459.59672072405" calcext:value-type="float">
            <text:p/>
          </table:table-cell>
          <table:table-cell table:formula="of:=[.L46]/[.G22]/10^6" office:value-type="float" office:value="3561.96709632895" calcext:value-type="float">
            <text:p/>
          </table:table-cell>
          <table:table-cell table:formula="of:=[.L46]/[.H22]/10^6" office:value-type="float" office:value="2751.18868546141" calcext:value-type="float">
            <text:p/>
          </table:table-cell>
          <table:table-cell table:formula="of:=[.L46]/[.I22]/10^6" office:value-type="float" office:value="4133.16222041741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L47]/[.B23]/10^6" office:value-type="float" office:value="730.661268541215" calcext:value-type="float">
            <text:p/>
          </table:table-cell>
          <table:table-cell table:formula="of:=[.L47]/[.C23]/10^6" office:value-type="float" office:value="2183.91036795068" calcext:value-type="float">
            <text:p/>
          </table:table-cell>
          <table:table-cell table:formula="of:=[.L47]/[.D23]/10^6" office:value-type="float" office:value="1453.64102552921" calcext:value-type="float">
            <text:p/>
          </table:table-cell>
          <table:table-cell table:formula="of:=[.L47]/[.E23]/10^6" office:value-type="float" office:value="4307.50874155055" calcext:value-type="float">
            <text:p/>
          </table:table-cell>
          <table:table-cell table:formula="of:=[.L47]/[.F23]/10^6" office:value-type="float" office:value="1459.67235464491" calcext:value-type="float">
            <text:p/>
          </table:table-cell>
          <table:table-cell table:formula="of:=[.L47]/[.G23]/10^6" office:value-type="float" office:value="2925.46714225011" calcext:value-type="float">
            <text:p/>
          </table:table-cell>
          <table:table-cell table:formula="of:=[.L47]/[.H23]/10^6" office:value-type="float" office:value="2650.75155433444" calcext:value-type="float">
            <text:p/>
          </table:table-cell>
          <table:table-cell table:formula="of:=[.L47]/[.I23]/10^6" office:value-type="float" office:value="4191.58037250575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table:formula="of:=[.L48]/[.B24]/10^6" office:value-type="float" office:value="730.556645809883" calcext:value-type="float">
            <text:p/>
          </table:table-cell>
          <table:table-cell table:style-name="ce10" table:formula="of:=[.L48]/[.C24]/10^6" office:value-type="float" office:value="2169.96936003264" calcext:value-type="float">
            <text:p/>
          </table:table-cell>
          <table:table-cell table:style-name="ce10" table:formula="of:=[.L48]/[.D24]/10^6" office:value-type="float" office:value="1460.38700255568" calcext:value-type="float">
            <text:p/>
          </table:table-cell>
          <table:table-cell table:style-name="ce10" table:formula="of:=[.L48]/[.E24]/10^6" office:value-type="float" office:value="4301.12614235222" calcext:value-type="float">
            <text:p/>
          </table:table-cell>
          <table:table-cell table:style-name="ce10" table:formula="of:=[.L48]/[.F24]/10^6" office:value-type="float" office:value="1458.24728155365" calcext:value-type="float">
            <text:p/>
          </table:table-cell>
          <table:table-cell table:style-name="ce10" table:formula="of:=[.L48]/[.G24]/10^6" office:value-type="float" office:value="2901.58898266663" calcext:value-type="float">
            <text:p/>
          </table:table-cell>
          <table:table-cell table:style-name="ce10" table:formula="of:=[.L48]/[.H24]/10^6" office:value-type="float" office:value="2611.41265673372" calcext:value-type="float">
            <text:p/>
          </table:table-cell>
          <table:table-cell table:style-name="ce17" table:formula="of:=[.L48]/[.I24]/10^6" office:value-type="float" office:value="4200.71874297692" calcext:value-type="float">
            <text:p/>
          </table:table-cell>
          <table:table-cell table:number-columns-repeated="2"/>
          <table:table-cell office:value-type="float" office:value="4000000000" calcext:value-type="float">
            <text:p>40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 style:data-style-name="N2" text:time-value="16:12:46.399715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11:25:07.424637586</meta:creation-date>
    <dc:date>2014-05-05T19:41:09.821548050</dc:date>
    <meta:editing-duration>PT3H20M1S</meta:editing-duration>
    <meta:editing-cycles>6</meta:editing-cycles>
    <meta:generator>LibreOffice/4.2.3.3$Linux_X86_64 LibreOffice_project/420m0$Build-3</meta:generator>
    <meta:document-statistic meta:table-count="1" meta:cell-count="4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26cm" svg:height="11.892cm" xlink:href=".." xlink:type="simple" chart:class="chart:line" chart:column-mapping="0 2 4 6 1 3 5 7" chart:style-name="ch1">
        <chart:title svg:x="5.848cm" svg:y="0.373cm" chart:style-name="ch2">
          <text:p>False-sharing Fixes</text:p>
        </chart:title>
        <chart:legend chart:legend-position="bottom" svg:x="0.843cm" svg:y="10.577cm" style:legend-expansion="wide" chart:style-name="ch3"/>
        <chart:plot-area chart:style-name="ch4" table:cell-range-address="Sheet1.B28:Sheet1.I50" chart:data-source-has-labels="row" svg:x="1.345cm" svg:y="1.921cm" svg:width="14.041cm" svg:height="7.424cm">
          <chartooo:coordinate-region svg:x="2.423cm" svg:y="2.129cm" svg:width="12.755cm" svg:height="6.552cm"/>
          <chart:axis chart:dimension="x" chart:name="primary-x" chart:style-name="ch5">
            <chart:title svg:x="7.318cm" svg:y="9.582cm" chart:style-name="ch6">
              <text:p>NUM Padding</text:p>
            </chart:title>
          </chart:axis>
          <chart:axis chart:dimension="y" chart:name="primary-y" chart:style-name="ch5">
            <chart:title svg:x="0.451cm" svg:y="6.355cm" chart:style-name="ch7">
              <text:p>MFLOPS</text:p>
            </chart:title>
            <chart:grid chart:style-name="ch8" chart:class="major"/>
          </chart:axis>
          <chart:series chart:style-name="ch9" chart:values-cell-range-address="Sheet1.B30:Sheet1.B50" chart:label-cell-address="Sheet1.B28:Sheet1.B29" chart:class="chart:line">
            <chart:data-point chart:repeated="21"/>
          </chart:series>
          <chart:series chart:style-name="ch10" chart:values-cell-range-address="Sheet1.D30:Sheet1.D50" chart:label-cell-address="Sheet1.D28:Sheet1.D29" chart:class="chart:line">
            <chart:data-point chart:repeated="21"/>
          </chart:series>
          <chart:series chart:style-name="ch11" chart:values-cell-range-address="Sheet1.F30:Sheet1.F50" chart:label-cell-address="Sheet1.F28:Sheet1.F29" chart:class="chart:line">
            <chart:data-point chart:repeated="21"/>
          </chart:series>
          <chart:series chart:style-name="ch12" chart:values-cell-range-address="Sheet1.H30:Sheet1.H50" chart:label-cell-address="Sheet1.H28:Sheet1.H29" chart:class="chart:line">
            <chart:data-point chart:repeated="21"/>
          </chart:series>
          <chart:series chart:style-name="ch13" chart:values-cell-range-address="Sheet1.C30:Sheet1.C50" chart:label-cell-address="Sheet1.C28:Sheet1.C29" chart:class="chart:line">
            <chart:data-point chart:repeated="21"/>
          </chart:series>
          <chart:series chart:style-name="ch14" chart:values-cell-range-address="Sheet1.E30:Sheet1.E50" chart:label-cell-address="Sheet1.E28:Sheet1.E29" chart:class="chart:line">
            <chart:data-point chart:repeated="21"/>
          </chart:series>
          <chart:series chart:style-name="ch15" chart:values-cell-range-address="Sheet1.G30:Sheet1.G50" chart:label-cell-address="Sheet1.G28:Sheet1.G29" chart:class="chart:line">
            <chart:data-point chart:repeated="21"/>
          </chart:series>
          <chart:series chart:style-name="ch16" chart:values-cell-range-address="Sheet1.I30:Sheet1.I50" chart:label-cell-address="Sheet1.I28:Sheet1.I29" chart:class="chart:line"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, Fix 1</text:p>
                <text:list>
                  <text:list-item>
                    <text:p>1 Thread, Fix 1</text:p>
                  </text:list-item>
                  <text:list-item>
                    <text:p/>
                  </text:list-item>
                </text:list>
                <draw:g>
                  <svg:desc>Sheet1.B28:Sheet1.B29</svg:desc>
                </draw:g>
              </table:table-cell>
              <table:table-cell office:value-type="string">
                <text:p>2 Thread, Fix 1</text:p>
                <text:list>
                  <text:list-item>
                    <text:p>2 Thread, Fix 1</text:p>
                  </text:list-item>
                  <text:list-item>
                    <text:p/>
                  </text:list-item>
                </text:list>
                <draw:g>
                  <svg:desc>Sheet1.D28:Sheet1.D29</svg:desc>
                </draw:g>
              </table:table-cell>
              <table:table-cell office:value-type="string">
                <text:p>3 Thread, Fix 1</text:p>
                <text:list>
                  <text:list-item>
                    <text:p>3 Thread, Fix 1</text:p>
                  </text:list-item>
                  <text:list-item>
                    <text:p/>
                  </text:list-item>
                </text:list>
                <draw:g>
                  <svg:desc>Sheet1.F28:Sheet1.F29</svg:desc>
                </draw:g>
              </table:table-cell>
              <table:table-cell office:value-type="string">
                <text:p>4 Thread, Fix 1</text:p>
                <text:list>
                  <text:list-item>
                    <text:p>4 Thread, Fix 1</text:p>
                  </text:list-item>
                  <text:list-item>
                    <text:p/>
                  </text:list-item>
                </text:list>
                <draw:g>
                  <svg:desc>Sheet1.H28:Sheet1.H29</svg:desc>
                </draw:g>
              </table:table-cell>
              <table:table-cell office:value-type="string">
                <text:p>1 Thread, Fix 2</text:p>
                <text:list>
                  <text:list-item>
                    <text:p>1 Thread, Fix 2</text:p>
                  </text:list-item>
                  <text:list-item>
                    <text:p/>
                  </text:list-item>
                </text:list>
                <draw:g>
                  <svg:desc>Sheet1.C28:Sheet1.C29</svg:desc>
                </draw:g>
              </table:table-cell>
              <table:table-cell office:value-type="string">
                <text:p>2 Thread, Fix 2</text:p>
                <text:list>
                  <text:list-item>
                    <text:p>2 Thread, Fix 2</text:p>
                  </text:list-item>
                  <text:list-item>
                    <text:p/>
                  </text:list-item>
                </text:list>
                <draw:g>
                  <svg:desc>Sheet1.E28:Sheet1.E29</svg:desc>
                </draw:g>
              </table:table-cell>
              <table:table-cell office:value-type="string">
                <text:p>3 Thread, Fix 2</text:p>
                <text:list>
                  <text:list-item>
                    <text:p>3 Thread, Fix 2</text:p>
                  </text:list-item>
                  <text:list-item>
                    <text:p/>
                  </text:list-item>
                </text:list>
                <draw:g>
                  <svg:desc>Sheet1.G28:Sheet1.G29</svg:desc>
                </draw:g>
              </table:table-cell>
              <table:table-cell office:value-type="string">
                <text:p>4 Thread, Fix 2</text:p>
                <text:list>
                  <text:list-item>
                    <text:p>4 Thread, Fix 2</text:p>
                  </text:list-item>
                  <text:list-item>
                    <text:p/>
                  </text:list-item>
                </text:list>
                <draw:g>
                  <svg:desc>Sheet1.I28:Sheet1.I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0.403769029529">
                <text:p>730.403769029529</text:p>
                <draw:g>
                  <svg:desc>Sheet1.B30:Sheet1.B50</svg:desc>
                </draw:g>
              </table:table-cell>
              <table:table-cell office:value-type="float" office:value="1459.78688571255">
                <text:p>1459.78688571255</text:p>
                <draw:g>
                  <svg:desc>Sheet1.D30:Sheet1.D50</svg:desc>
                </draw:g>
              </table:table-cell>
              <table:table-cell office:value-type="float" office:value="1458.75781666259">
                <text:p>1458.75781666259</text:p>
                <draw:g>
                  <svg:desc>Sheet1.F30:Sheet1.F50</svg:desc>
                </draw:g>
              </table:table-cell>
              <table:table-cell office:value-type="float" office:value="2737.39736470756">
                <text:p>2737.39736470756</text:p>
                <draw:g>
                  <svg:desc>Sheet1.H30:Sheet1.H50</svg:desc>
                </draw:g>
              </table:table-cell>
              <table:table-cell office:value-type="float" office:value="2189.81538761375">
                <text:p>2189.81538761375</text:p>
                <draw:g>
                  <svg:desc>Sheet1.C30:Sheet1.C50</svg:desc>
                </draw:g>
              </table:table-cell>
              <table:table-cell office:value-type="float" office:value="4275.61467305444">
                <text:p>4275.61467305444</text:p>
                <draw:g>
                  <svg:desc>Sheet1.E30:Sheet1.E50</svg:desc>
                </draw:g>
              </table:table-cell>
              <table:table-cell office:value-type="float" office:value="4028.0148432347">
                <text:p>4028.0148432347</text:p>
                <draw:g>
                  <svg:desc>Sheet1.G30:Sheet1.G50</svg:desc>
                </draw:g>
              </table:table-cell>
              <table:table-cell office:value-type="float" office:value="4210.35346969966">
                <text:p>4210.35346969966</text:p>
                <draw:g>
                  <svg:desc>Sheet1.I30:Sheet1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0.177106282572">
                <text:p>730.177106282572</text:p>
              </table:table-cell>
              <table:table-cell office:value-type="float" office:value="1459.87212980015">
                <text:p>1459.87212980015</text:p>
              </table:table-cell>
              <table:table-cell office:value-type="float" office:value="1459.96644267132">
                <text:p>1459.96644267132</text:p>
              </table:table-cell>
              <table:table-cell office:value-type="float" office:value="2789.41000491634">
                <text:p>2789.41000491634</text:p>
              </table:table-cell>
              <table:table-cell office:value-type="float" office:value="2186.29890204069">
                <text:p>2186.29890204069</text:p>
              </table:table-cell>
              <table:table-cell office:value-type="float" office:value="4311.02771667495">
                <text:p>4311.02771667495</text:p>
              </table:table-cell>
              <table:table-cell office:value-type="float" office:value="2920.2430518292">
                <text:p>2920.2430518292</text:p>
              </table:table-cell>
              <table:table-cell office:value-type="float" office:value="4186.68863282636">
                <text:p>4186.68863282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0.577327774614">
                <text:p>730.577327774614</text:p>
              </table:table-cell>
              <table:table-cell office:value-type="float" office:value="1301.95407031528">
                <text:p>1301.95407031528</text:p>
              </table:table-cell>
              <table:table-cell office:value-type="float" office:value="1456.66689123615">
                <text:p>1456.66689123615</text:p>
              </table:table-cell>
              <table:table-cell office:value-type="float" office:value="2647.20792362276">
                <text:p>2647.20792362276</text:p>
              </table:table-cell>
              <table:table-cell office:value-type="float" office:value="2157.4786841106">
                <text:p>2157.4786841106</text:p>
              </table:table-cell>
              <table:table-cell office:value-type="float" office:value="4314.45471764051">
                <text:p>4314.45471764051</text:p>
              </table:table-cell>
              <table:table-cell office:value-type="float" office:value="4233.31939865698">
                <text:p>4233.31939865698</text:p>
              </table:table-cell>
              <table:table-cell office:value-type="float" office:value="4213.25828115915">
                <text:p>4213.25828115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0.478732020407">
                <text:p>730.478732020407</text:p>
              </table:table-cell>
              <table:table-cell office:value-type="float" office:value="1460.44672144315">
                <text:p>1460.44672144315</text:p>
              </table:table-cell>
              <table:table-cell office:value-type="float" office:value="1459.84868668363">
                <text:p>1459.84868668363</text:p>
              </table:table-cell>
              <table:table-cell office:value-type="float" office:value="2661.34220802248">
                <text:p>2661.34220802248</text:p>
              </table:table-cell>
              <table:table-cell office:value-type="float" office:value="2190.49653080112">
                <text:p>2190.49653080112</text:p>
              </table:table-cell>
              <table:table-cell office:value-type="float" office:value="4294.41200374043">
                <text:p>4294.41200374043</text:p>
              </table:table-cell>
              <table:table-cell office:value-type="float" office:value="3175.87100247162">
                <text:p>3175.87100247162</text:p>
              </table:table-cell>
              <table:table-cell office:value-type="float" office:value="4225.60505382365">
                <text:p>4225.60505382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0.114465520618">
                <text:p>730.114465520618</text:p>
              </table:table-cell>
              <table:table-cell office:value-type="float" office:value="1415.60599438358">
                <text:p>1415.60599438358</text:p>
              </table:table-cell>
              <table:table-cell office:value-type="float" office:value="1456.23203601262">
                <text:p>1456.23203601262</text:p>
              </table:table-cell>
              <table:table-cell office:value-type="float" office:value="2658.84434659897">
                <text:p>2658.84434659897</text:p>
              </table:table-cell>
              <table:table-cell office:value-type="float" office:value="2190.38497658752">
                <text:p>2190.38497658752</text:p>
              </table:table-cell>
              <table:table-cell office:value-type="float" office:value="4315.75812765149">
                <text:p>4315.75812765149</text:p>
              </table:table-cell>
              <table:table-cell office:value-type="float" office:value="3795.82629919272">
                <text:p>3795.82629919272</text:p>
              </table:table-cell>
              <table:table-cell office:value-type="float" office:value="4204.73705676816">
                <text:p>4204.737056768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0.470994914278">
                <text:p>730.470994914278</text:p>
              </table:table-cell>
              <table:table-cell office:value-type="float" office:value="1460.29423468535">
                <text:p>1460.29423468535</text:p>
              </table:table-cell>
              <table:table-cell office:value-type="float" office:value="1457.64626569247">
                <text:p>1457.64626569247</text:p>
              </table:table-cell>
              <table:table-cell office:value-type="float" office:value="2633.84544068185">
                <text:p>2633.84544068185</text:p>
              </table:table-cell>
              <table:table-cell office:value-type="float" office:value="2190.93566098338">
                <text:p>2190.93566098338</text:p>
              </table:table-cell>
              <table:table-cell office:value-type="float" office:value="4279.63567461502">
                <text:p>4279.63567461502</text:p>
              </table:table-cell>
              <table:table-cell office:value-type="float" office:value="4149.92431575529">
                <text:p>4149.92431575529</text:p>
              </table:table-cell>
              <table:table-cell office:value-type="float" office:value="4192.03722529056">
                <text:p>4192.03722529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0.905994525514">
                <text:p>730.905994525514</text:p>
              </table:table-cell>
              <table:table-cell office:value-type="float" office:value="1456.9220918196">
                <text:p>1456.9220918196</text:p>
              </table:table-cell>
              <table:table-cell office:value-type="float" office:value="1459.87745788619">
                <text:p>1459.87745788619</text:p>
              </table:table-cell>
              <table:table-cell office:value-type="float" office:value="2612.88649490422">
                <text:p>2612.88649490422</text:p>
              </table:table-cell>
              <table:table-cell office:value-type="float" office:value="2156.08898394846">
                <text:p>2156.08898394846</text:p>
              </table:table-cell>
              <table:table-cell office:value-type="float" office:value="4306.65076076986">
                <text:p>4306.65076076986</text:p>
              </table:table-cell>
              <table:table-cell office:value-type="float" office:value="3095.04097060485">
                <text:p>3095.04097060485</text:p>
              </table:table-cell>
              <table:table-cell office:value-type="float" office:value="4218.25237803978">
                <text:p>4218.25237803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0.712389776603">
                <text:p>730.712389776603</text:p>
              </table:table-cell>
              <table:table-cell office:value-type="float" office:value="1460.48511473571">
                <text:p>1460.48511473571</text:p>
              </table:table-cell>
              <table:table-cell office:value-type="float" office:value="1454.0235922598">
                <text:p>1454.0235922598</text:p>
              </table:table-cell>
              <table:table-cell office:value-type="float" office:value="2555.44354194697">
                <text:p>2555.44354194697</text:p>
              </table:table-cell>
              <table:table-cell office:value-type="float" office:value="2186.90014012563">
                <text:p>2186.90014012563</text:p>
              </table:table-cell>
              <table:table-cell office:value-type="float" office:value="4265.44731746018">
                <text:p>4265.44731746018</text:p>
              </table:table-cell>
              <table:table-cell office:value-type="float" office:value="2922.68618241654">
                <text:p>2922.68618241654</text:p>
              </table:table-cell>
              <table:table-cell office:value-type="float" office:value="4191.33002427828">
                <text:p>4191.33002427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0.592006008389">
                <text:p>730.592006008389</text:p>
              </table:table-cell>
              <table:table-cell office:value-type="float" office:value="1460.28890355668">
                <text:p>1460.28890355668</text:p>
              </table:table-cell>
              <table:table-cell office:value-type="float" office:value="1459.77729637567">
                <text:p>1459.77729637567</text:p>
              </table:table-cell>
              <table:table-cell office:value-type="float" office:value="2730.52453376294">
                <text:p>2730.52453376294</text:p>
              </table:table-cell>
              <table:table-cell office:value-type="float" office:value="2155.08300571582">
                <text:p>2155.08300571582</text:p>
              </table:table-cell>
              <table:table-cell office:value-type="float" office:value="4299.04131378703">
                <text:p>4299.04131378703</text:p>
              </table:table-cell>
              <table:table-cell office:value-type="float" office:value="3423.95691292621">
                <text:p>3423.95691292621</text:p>
              </table:table-cell>
              <table:table-cell office:value-type="float" office:value="4206.84643222613">
                <text:p>4206.84643222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0.057032055344">
                <text:p>730.057032055344</text:p>
              </table:table-cell>
              <table:table-cell office:value-type="float" office:value="1460.5149775811">
                <text:p>1460.5149775811</text:p>
              </table:table-cell>
              <table:table-cell office:value-type="float" office:value="1460.2633146809">
                <text:p>1460.2633146809</text:p>
              </table:table-cell>
              <table:table-cell office:value-type="float" office:value="2658.1923494566">
                <text:p>2658.1923494566</text:p>
              </table:table-cell>
              <table:table-cell office:value-type="float" office:value="2190.73287134428">
                <text:p>2190.73287134428</text:p>
              </table:table-cell>
              <table:table-cell office:value-type="float" office:value="4313.81261229394">
                <text:p>4313.81261229394</text:p>
              </table:table-cell>
              <table:table-cell office:value-type="float" office:value="2967.60781875632">
                <text:p>2967.60781875632</text:p>
              </table:table-cell>
              <table:table-cell office:value-type="float" office:value="4265.41547812642">
                <text:p>4265.41547812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0.441915532793">
                <text:p>730.441915532793</text:p>
              </table:table-cell>
              <table:table-cell office:value-type="float" office:value="1412.98669001863">
                <text:p>1412.98669001863</text:p>
              </table:table-cell>
              <table:table-cell office:value-type="float" office:value="1459.8167200108">
                <text:p>1459.8167200108</text:p>
              </table:table-cell>
              <table:table-cell office:value-type="float" office:value="2742.14888497371">
                <text:p>2742.14888497371</text:p>
              </table:table-cell>
              <table:table-cell office:value-type="float" office:value="2166.6430141471">
                <text:p>2166.6430141471</text:p>
              </table:table-cell>
              <table:table-cell office:value-type="float" office:value="4288.65661048169">
                <text:p>4288.65661048169</text:p>
              </table:table-cell>
              <table:table-cell office:value-type="float" office:value="3982.42952095355">
                <text:p>3982.42952095355</text:p>
              </table:table-cell>
              <table:table-cell office:value-type="float" office:value="4208.66121434606">
                <text:p>4208.66121434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0.420574340654">
                <text:p>730.420574340654</text:p>
              </table:table-cell>
              <table:table-cell office:value-type="float" office:value="1443.96408572526">
                <text:p>1443.96408572526</text:p>
              </table:table-cell>
              <table:table-cell office:value-type="float" office:value="1458.01500005832">
                <text:p>1458.01500005832</text:p>
              </table:table-cell>
              <table:table-cell office:value-type="float" office:value="2718.71741787095">
                <text:p>2718.71741787095</text:p>
              </table:table-cell>
              <table:table-cell office:value-type="float" office:value="2176.69661257031">
                <text:p>2176.69661257031</text:p>
              </table:table-cell>
              <table:table-cell office:value-type="float" office:value="4310.74896030124">
                <text:p>4310.74896030124</text:p>
              </table:table-cell>
              <table:table-cell office:value-type="float" office:value="3439.77428201161">
                <text:p>3439.77428201161</text:p>
              </table:table-cell>
              <table:table-cell office:value-type="float" office:value="4183.57965901734">
                <text:p>4183.57965901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0.500476834186">
                <text:p>730.500476834186</text:p>
              </table:table-cell>
              <table:table-cell office:value-type="float" office:value="1460.04264784574">
                <text:p>1460.04264784574</text:p>
              </table:table-cell>
              <table:table-cell office:value-type="float" office:value="1457.78438640033">
                <text:p>1457.78438640033</text:p>
              </table:table-cell>
              <table:table-cell office:value-type="float" office:value="2699.39958604707">
                <text:p>2699.39958604707</text:p>
              </table:table-cell>
              <table:table-cell office:value-type="float" office:value="2190.1798904253">
                <text:p>2190.1798904253</text:p>
              </table:table-cell>
              <table:table-cell office:value-type="float" office:value="4310.44236992432">
                <text:p>4310.44236992432</text:p>
              </table:table-cell>
              <table:table-cell office:value-type="float" office:value="2964.30678203749">
                <text:p>2964.30678203749</text:p>
              </table:table-cell>
              <table:table-cell office:value-type="float" office:value="4199.00336655095">
                <text:p>4199.00336655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0.754440018306">
                <text:p>730.754440018306</text:p>
              </table:table-cell>
              <table:table-cell office:value-type="float" office:value="1361.96918953299">
                <text:p>1361.96918953299</text:p>
              </table:table-cell>
              <table:table-cell office:value-type="float" office:value="1402.45963370559">
                <text:p>1402.45963370559</text:p>
              </table:table-cell>
              <table:table-cell office:value-type="float" office:value="2639.77266277828">
                <text:p>2639.77266277828</text:p>
              </table:table-cell>
              <table:table-cell office:value-type="float" office:value="2162.70809982844">
                <text:p>2162.70809982844</text:p>
              </table:table-cell>
              <table:table-cell office:value-type="float" office:value="4304.55130971354">
                <text:p>4304.55130971354</text:p>
              </table:table-cell>
              <table:table-cell office:value-type="float" office:value="2963.94875036216">
                <text:p>2963.94875036216</text:p>
              </table:table-cell>
              <table:table-cell office:value-type="float" office:value="4163.9514233427">
                <text:p>4163.95142334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0.729476275223">
                <text:p>730.729476275223</text:p>
              </table:table-cell>
              <table:table-cell office:value-type="float" office:value="1460.36247657031">
                <text:p>1460.36247657031</text:p>
              </table:table-cell>
              <table:table-cell office:value-type="float" office:value="1458.14574895834">
                <text:p>1458.14574895834</text:p>
              </table:table-cell>
              <table:table-cell office:value-type="float" office:value="2758.44376877897">
                <text:p>2758.44376877897</text:p>
              </table:table-cell>
              <table:table-cell office:value-type="float" office:value="2189.83337010429">
                <text:p>2189.83337010429</text:p>
              </table:table-cell>
              <table:table-cell office:value-type="float" office:value="4307.33711804688">
                <text:p>4307.33711804688</text:p>
              </table:table-cell>
              <table:table-cell office:value-type="float" office:value="3510.17908056124">
                <text:p>3510.17908056124</text:p>
              </table:table-cell>
              <table:table-cell office:value-type="float" office:value="4167.03996399678">
                <text:p>4167.03996399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0.415906121104">
                <text:p>730.415906121104</text:p>
              </table:table-cell>
              <table:table-cell office:value-type="float" office:value="1460.45845251283">
                <text:p>1460.45845251283</text:p>
              </table:table-cell>
              <table:table-cell office:value-type="float" office:value="1456.77352343257">
                <text:p>1456.77352343257</text:p>
              </table:table-cell>
              <table:table-cell office:value-type="float" office:value="2713.53484043058">
                <text:p>2713.53484043058</text:p>
              </table:table-cell>
              <table:table-cell office:value-type="float" office:value="2177.78808597472">
                <text:p>2177.78808597472</text:p>
              </table:table-cell>
              <table:table-cell office:value-type="float" office:value="4303.72228940811">
                <text:p>4303.72228940811</text:p>
              </table:table-cell>
              <table:table-cell office:value-type="float" office:value="3318.24362046925">
                <text:p>3318.24362046925</text:p>
              </table:table-cell>
              <table:table-cell office:value-type="float" office:value="4177.6722219263">
                <text:p>4177.6722219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0.302953399916">
                <text:p>730.302953399916</text:p>
              </table:table-cell>
              <table:table-cell office:value-type="float" office:value="1457.39081136954">
                <text:p>1457.39081136954</text:p>
              </table:table-cell>
              <table:table-cell office:value-type="float" office:value="1459.37625529161">
                <text:p>1459.37625529161</text:p>
              </table:table-cell>
              <table:table-cell office:value-type="float" office:value="2686.27468098809">
                <text:p>2686.27468098809</text:p>
              </table:table-cell>
              <table:table-cell office:value-type="float" office:value="2186.43872314165">
                <text:p>2186.43872314165</text:p>
              </table:table-cell>
              <table:table-cell office:value-type="float" office:value="4311.40874202794">
                <text:p>4311.40874202794</text:p>
              </table:table-cell>
              <table:table-cell office:value-type="float" office:value="2928.39060045185">
                <text:p>2928.39060045185</text:p>
              </table:table-cell>
              <table:table-cell office:value-type="float" office:value="4172.17306591095">
                <text:p>4172.17306591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0.67835264912">
                <text:p>730.67835264912</text:p>
              </table:table-cell>
              <table:table-cell office:value-type="float" office:value="1460.27237730518">
                <text:p>1460.27237730518</text:p>
              </table:table-cell>
              <table:table-cell office:value-type="float" office:value="1460.06769603873">
                <text:p>1460.06769603873</text:p>
              </table:table-cell>
              <table:table-cell office:value-type="float" office:value="2740.72094664501">
                <text:p>2740.72094664501</text:p>
              </table:table-cell>
              <table:table-cell office:value-type="float" office:value="2163.20283812212">
                <text:p>2163.20283812212</text:p>
              </table:table-cell>
              <table:table-cell office:value-type="float" office:value="4284.42130856938">
                <text:p>4284.42130856938</text:p>
              </table:table-cell>
              <table:table-cell office:value-type="float" office:value="2905.63795460522">
                <text:p>2905.63795460522</text:p>
              </table:table-cell>
              <table:table-cell office:value-type="float" office:value="4217.84761127473">
                <text:p>4217.847611274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0.584666817776">
                <text:p>730.584666817776</text:p>
              </table:table-cell>
              <table:table-cell office:value-type="float" office:value="1457.86195796692">
                <text:p>1457.86195796692</text:p>
              </table:table-cell>
              <table:table-cell office:value-type="float" office:value="1459.59672072405">
                <text:p>1459.59672072405</text:p>
              </table:table-cell>
              <table:table-cell office:value-type="float" office:value="2751.18868546141">
                <text:p>2751.18868546141</text:p>
              </table:table-cell>
              <table:table-cell office:value-type="float" office:value="2185.66455403974">
                <text:p>2185.66455403974</text:p>
              </table:table-cell>
              <table:table-cell office:value-type="float" office:value="4291.10421912095">
                <text:p>4291.10421912095</text:p>
              </table:table-cell>
              <table:table-cell office:value-type="float" office:value="3561.96709632895">
                <text:p>3561.96709632895</text:p>
              </table:table-cell>
              <table:table-cell office:value-type="float" office:value="4133.16222041741">
                <text:p>4133.162220417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0.661268541215">
                <text:p>730.661268541215</text:p>
              </table:table-cell>
              <table:table-cell office:value-type="float" office:value="1453.64102552921">
                <text:p>1453.64102552921</text:p>
              </table:table-cell>
              <table:table-cell office:value-type="float" office:value="1459.67235464491">
                <text:p>1459.67235464491</text:p>
              </table:table-cell>
              <table:table-cell office:value-type="float" office:value="2650.75155433444">
                <text:p>2650.75155433444</text:p>
              </table:table-cell>
              <table:table-cell office:value-type="float" office:value="2183.91036795068">
                <text:p>2183.91036795068</text:p>
              </table:table-cell>
              <table:table-cell office:value-type="float" office:value="4307.50874155055">
                <text:p>4307.50874155055</text:p>
              </table:table-cell>
              <table:table-cell office:value-type="float" office:value="2925.46714225011">
                <text:p>2925.46714225011</text:p>
              </table:table-cell>
              <table:table-cell office:value-type="float" office:value="4191.58037250575">
                <text:p>4191.58037250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0.556645809883">
                <text:p>730.556645809883</text:p>
              </table:table-cell>
              <table:table-cell office:value-type="float" office:value="1460.38700255568">
                <text:p>1460.38700255568</text:p>
              </table:table-cell>
              <table:table-cell office:value-type="float" office:value="1458.24728155365">
                <text:p>1458.24728155365</text:p>
              </table:table-cell>
              <table:table-cell office:value-type="float" office:value="2611.41265673372">
                <text:p>2611.41265673372</text:p>
              </table:table-cell>
              <table:table-cell office:value-type="float" office:value="2169.96936003264">
                <text:p>2169.96936003264</text:p>
              </table:table-cell>
              <table:table-cell office:value-type="float" office:value="4301.12614235222">
                <text:p>4301.12614235222</text:p>
              </table:table-cell>
              <table:table-cell office:value-type="float" office:value="2901.58898266663">
                <text:p>2901.58898266663</text:p>
              </table:table-cell>
              <table:table-cell office:value-type="float" office:value="4200.71874297692">
                <text:p>4200.71874297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